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5.609cm" svg:height="1.111cm" draw:z-index="0"><draw:image xlink:href="http://www.safevisit.ca/i/manulife.gif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 V</meta:initial-creator>
    <meta:creation-date>2016-12-29T16:24:01.61</meta:creation-date>
    <meta:document-statistic meta:table-count="0" meta:image-count="1" meta:object-count="0" meta:page-count="1" meta:paragraph-count="1" meta:word-count="0" meta:character-count="2"/>
    <dc:date>2016-12-29T21:58:46.40</dc:date>
    <dc:creator>L V</dc:creator>
    <meta:editing-duration>PT5H19M34S</meta:editing-duration>
    <meta:editing-cycles>1</meta:editing-cycles>
    <meta:generator>OpenOffice/4.1.1$Win32 OpenOffice.org_project/411m6$Build-9775</meta:generator>
  </office:meta>
</office:document-meta>
</file>